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d0d0d" style:font-name="Roboto" fo:font-size="10.5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d0d0d" style:font-name="Roboto" fo:font-size="10.5pt" fo:letter-spacing="normal" fo:font-style="normal" fo:font-weight="normal" officeooo:paragraph-rsid="00013120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d0d0d" style:font-name="Roboto" fo:font-size="10.5pt" fo:letter-spacing="normal" fo:font-style="normal" fo:font-weight="normal" officeooo:paragraph-rsid="00025431" style:font-weight-asian="bold" style:font-weight-complex="bol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d0d0d" style:font-name="Roboto" fo:font-size="10.5pt" fo:letter-spacing="normal" fo:font-style="normal" fo:font-weight="bold" officeooo:paragraph-rsid="00013120" style:font-weight-asian="bold" style:font-weight-complex="bold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d0d0d" style:font-name="Roboto" fo:font-size="10.5pt" fo:letter-spacing="normal" fo:font-style="normal" fo:font-weight="bold" officeooo:paragraph-rsid="00025431" style:font-weight-asian="bold" style:font-weight-complex="bold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d0d0d" style:font-name="Roboto" fo:font-size="12pt" fo:letter-spacing="normal" fo:font-style="normal" style:text-underline-style="solid" style:text-underline-width="auto" style:text-underline-color="font-color" fo:font-weight="bold" officeooo:paragraph-rsid="00025431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d0d0d" style:font-name="Roboto" fo:font-size="12pt" fo:letter-spacing="normal" fo:font-style="normal" style:text-underline-style="solid" style:text-underline-width="auto" style:text-underline-color="font-color" fo:font-weight="bold" officeooo:paragraph-rsid="00013120" style:font-size-asian="12pt" style:font-weight-asian="bold" style:font-size-complex="12pt" style:font-weight-complex="bold"/>
    </style:style>
    <style:style style:name="T1" style:family="text">
      <style:text-properties officeooo:rsid="000131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7">X.509 commands: </text:p>
      <text:p text:style-name="P2">Key Pair Creation: </text:p>
      <text:p text:style-name="P2"/>
      <text:p text:style-name="P4">openssl req -new -x509 -newkey rsa:2048 -keyout Private.key -out Public.crt -days 365 -nodes -sha256 </text:p>
      <text:p text:style-name="P2"/>
      <text:p text:style-name="P2">Dump Private key contents: </text:p>
      <text:p text:style-name="P2"/>
      <text:p text:style-name="P4">openssl rsa -in Private.key -noout –text </text:p>
      <text:p text:style-name="P2"/>
      <text:p text:style-name="P2">Dump public key contents: </text:p>
      <text:p text:style-name="P2"/>
      <text:p text:style-name="P4">openssl x509 -in Public.crt -noout -text</text:p>
      <text:p text:style-name="P4"/>
      <text:p text:style-name="P4"/>
      <text:p text:style-name="P6">GPG Commands: </text:p>
      <text:p text:style-name="P3"/>
      <text:p text:style-name="P3">Key pair creation: </text:p>
      <text:p text:style-name="P3"/>
      <text:p text:style-name="P5">gpg --gen-key </text:p>
      <text:p text:style-name="P3"/>
      <text:p text:style-name="P3">List gpg keys: </text:p>
      <text:p text:style-name="P3"/>
      <text:p text:style-name="P5">gpg --list-keys </text:p>
      <text:p text:style-name="P3"/>
      <text:p text:style-name="P3">Dump key contents: </text:p>
      <text:p text:style-name="P3"/>
      <text:p text:style-name="P5">gpg -a --export key-name | gpg --list-packets --debug 0x0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9T00:02:33.098390018</meta:creation-date>
    <dc:date>2019-12-19T00:06:18.350882686</dc:date>
    <meta:editing-duration>PT3M5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68" meta:character-count="425" meta:non-whitespace-character-count="364"/>
  </office:meta>
</office:document-meta>
</file>